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1" svg:font-family="cmmi10" style:font-adornments="Regular"/>
    <style:font-face style:name="cmmi10" svg:font-family="cmmi10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3.814cm" fo:min-width="6.612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vertical-align="middle" draw:auto-grow-height="false" fo:min-height="0.478cm" fo:min-width="0.228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="Symmetric_20_Arrow" draw:marker-end-width="0.352cm" draw:fill="none" draw:fill-color="#ffffff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256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3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3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31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29cm"/>
    </style:style>
    <style:style style:name="gr13" style:family="graphic" style:parent-style-name="objectwithoutfill">
      <style:graphic-properties draw:stroke="dash" draw:stroke-dash="Fine_20_Dashed" svg:stroke-width="0.035cm" svg:stroke-color="#000000" draw:marker-start="" draw:marker-start-width="0.252cm" draw:marker-end="" draw:marker-end-width="0.352cm" draw:fill="none" draw:fill-color="#ffffff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518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4cm" fo:min-width="0.364cm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035cm" svg:stroke-color="#000000" draw:marker-start-width="0.252cm" draw:marker-end-width="0.252cm" draw:fill-color="#dddddd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353cm"/>
    </style:style>
    <style:style style:name="gr18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3.325cm" fo:min-width="4.792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85cm" fo:min-width="0.635cm" fo:padding-top="0.142cm" fo:padding-bottom="0.142cm" fo:padding-left="0.267cm" fo:padding-right="0.267cm"/>
    </style:style>
    <style:style style:name="gr21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586cm" fo:min-width="1.879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0.041cm" fo:min-width="0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.041cm" fo:min-width="0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solid" draw:fill-color="#666666" draw:textarea-horizontal-align="justify" draw:textarea-vertical-align="middle" draw:auto-grow-height="false" fo:min-height="0.041cm" fo:min-width="0cm" fo:padding-top="0.142cm" fo:padding-bottom="0.142cm" fo:padding-left="0.267cm" fo:padding-right="0.267cm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solid" draw:fill-color="#999999" draw:textarea-horizontal-align="justify" draw:textarea-vertical-align="middle" draw:auto-grow-height="false" fo:min-height="0.041cm" fo:min-width="0cm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objectwithoutfill">
      <style:graphic-properties draw:stroke="dash" draw:stroke-dash="Ultrafine_20_Dashed"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31" style:family="graphic" style:parent-style-name="objectwithoutfill">
      <style:graphic-properties draw:stroke="dash" draw:stroke-dash="Fine_20_Dashed"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999999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5" style:family="graphic" style:parent-style-name="standard">
      <style:graphic-properties svg:stroke-width="0.035cm" svg:stroke-color="#000000" draw:marker-start-width="0.252cm" draw:marker-end-width="0.252cm" draw:fill-color="#666666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2.29cm" fo:min-width="7.374cm"/>
    </style:style>
    <style:style style:name="gr3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002cm" fo:min-width="1.752cm" fo:padding-top="0.142cm" fo:padding-bottom="0.142cm" fo:padding-left="0.267cm" fo:padding-right="0.267cm"/>
    </style:style>
    <style:style style:name="gr38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  <style:text-properties style:font-name="cmmi10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style:font-name="cmmi10" fo:font-size="12pt" fo:font-weight="normal" style:font-size-asian="12pt" style:font-weight-asian="bold" style:font-size-complex="12pt" style:font-weight-complex="bold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eeeeee"/>
      <style:paragraph-properties fo:text-align="center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="solid" draw:fill-color="#666666"/>
      <style:paragraph-properties fo:text-align="center"/>
    </style:style>
    <style:style style:name="P11" style:family="paragraph">
      <loext:graphic-properties draw:fill="solid" draw:fill-color="#999999"/>
      <style:paragraph-properties fo:text-align="center"/>
    </style:style>
    <style:style style:name="P12" style:family="paragraph">
      <loext:graphic-properties draw:fill="none" draw:fill-color="#000000"/>
      <style:paragraph-properties fo:text-align="center"/>
    </style:style>
    <style:style style:name="P13" style:family="paragraph">
      <loext:graphic-properties draw:fill-color="#eeeeee"/>
      <style:paragraph-properties fo:text-align="center"/>
    </style:style>
    <style:style style:name="P14" style:family="paragraph">
      <loext:graphic-properties draw:fill-color="#cccccc"/>
      <style:paragraph-properties fo:text-align="center"/>
    </style:style>
    <style:style style:name="P15" style:family="paragraph">
      <loext:graphic-properties draw:fill-color="#999999"/>
      <style:paragraph-properties fo:text-align="center"/>
    </style:style>
    <style:style style:name="P16" style:family="paragraph">
      <loext:graphic-properties draw:fill-color="#666666"/>
      <style:paragraph-properties fo:text-align="center"/>
    </style:style>
    <style:style style:name="P17" style:family="paragraph">
      <style:text-properties fo:font-size="6pt" style:font-size-asian="6pt" style:font-size-complex="6pt"/>
    </style:style>
    <style:style style:name="P18" style:family="paragraph">
      <loext:graphic-properties draw:fill="none" draw:fill-color="#ffffff"/>
      <style:text-properties style:font-name="cmmi10" fo:font-size="6pt" fo:font-weight="normal" style:font-size-asian="6pt" style:font-weight-asian="bold" style:font-size-complex="6pt" style:font-weight-complex="bold"/>
    </style:style>
    <style:style style:name="P19" style:family="paragraph">
      <style:text-properties fo:font-size="8pt" style:font-size-asian="8pt" style:font-size-complex="8pt"/>
    </style:style>
    <style:style style:name="P20" style:family="paragraph">
      <loext:graphic-properties draw:fill="none" draw:fill-color="#ffffff"/>
      <style:text-properties style:font-name="cmmi10" fo:font-size="8pt" fo:font-weight="normal" style:font-size-asian="8pt" style:font-weight-asian="bold" style:font-size-complex="8pt" style:font-weight-complex="bold"/>
    </style:style>
    <style:style style:name="P21" style:family="paragraph">
      <style:text-properties style:font-name="cmr10" fo:font-size="8pt" style:font-size-asian="8pt" style:font-size-complex="8pt"/>
    </style:style>
    <style:style style:name="P22" style:family="paragraph">
      <loext:graphic-properties draw:fill="none" draw:fill-color="#ffffff"/>
      <style:text-properties style:font-name="cmr10" fo:font-size="8pt" fo:font-weight="normal" style:font-size-asian="8pt" style:font-weight-asian="bold" style:font-size-complex="8pt" style:font-weight-complex="bold"/>
    </style:style>
    <style:style style:name="T1" style:family="text">
      <style:text-properties style:font-name="cmmi10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mmi101" fo:font-size="12pt" fo:font-weight="bold" style:font-name-asian="cmmi101" style:font-size-asian="12pt" style:font-weight-asian="bold" style:font-name-complex="cmmi101" style:font-size-complex="12pt" style:font-weight-complex="bold"/>
    </style:style>
    <style:style style:name="T3" style:family="text">
      <style:text-properties style:text-position="-33% 58%" style:font-name="cmmi10" fo:font-size="12pt" fo:font-weight="bold" style:font-name-asian="cmmi101" style:font-size-asian="12pt" style:font-weight-asian="bold" style:font-name-complex="cmmi101" style:font-size-complex="12pt" style:font-weight-complex="bold"/>
    </style:style>
    <style:style style:name="T4" style:family="text">
      <style:text-properties style:font-name="cmmi10" fo:font-size="12pt" fo:font-weight="normal" style:font-size-asian="12pt" style:font-weight-asian="bold" style:font-size-complex="12pt" style:font-weight-complex="bold"/>
    </style:style>
    <style:style style:name="T5" style:family="text">
      <style:text-properties style:text-position="-33% 58%" style:font-name="cmmi101" fo:font-size="12pt" fo:font-weight="normal" style:font-name-asian="cmmi101" style:font-size-asian="12pt" style:font-weight-asian="bold" style:font-name-complex="cmmi101" style:font-size-complex="12pt" style:font-weight-complex="bold"/>
    </style:style>
    <style:style style:name="T6" style:family="text">
      <style:text-properties style:font-name="cmmi10" fo:font-size="6pt" fo:font-weight="normal" style:font-size-asian="6pt" style:font-weight-asian="bold" style:font-size-complex="6pt" style:font-weight-complex="bold"/>
    </style:style>
    <style:style style:name="T7" style:family="text">
      <style:text-properties style:text-position="-33% 58%" style:font-name="cmmi10" fo:font-size="6pt" fo:font-weight="normal" style:font-size-asian="6pt" style:font-weight-asian="bold" style:font-size-complex="6pt" style:font-weight-complex="bold"/>
    </style:style>
    <style:style style:name="T8" style:family="text">
      <style:text-properties style:font-name="cmmi10" fo:font-size="8pt" fo:font-weight="normal" style:font-size-asian="8pt" style:font-weight-asian="bold" style:font-size-complex="8pt" style:font-weight-complex="bold"/>
    </style:style>
    <style:style style:name="T9" style:family="text">
      <style:text-properties style:text-position="-33% 58%" style:font-name="cmmi10" fo:font-size="8pt" fo:font-weight="normal" style:font-size-asian="8pt" style:font-weight-asian="bold" style:font-size-complex="8pt" style:font-weight-complex="bold"/>
    </style:style>
    <style:style style:name="T10" style:family="text">
      <style:text-properties style:font-name="cmr10" fo:font-size="8pt" fo:font-weight="normal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12cm" svg:height="4.064cm" svg:x="11.545cm" svg:y="8.6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049cm" svg:y="8.747cm">
          <text:p/>
          <draw:enhanced-geometry draw:mirror-horizontal="false" draw:mirror-vertical="false" draw:glue-point-type="segments" draw:type="mso-spt100" draw:modifiers="74.8355391002616 26.79674861806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3" draw:text-style-name="P2" draw:layer="layout" svg:x1="11.668cm" svg:y1="12.43cm" svg:x2="18.526cm" svg:y2="12.43cm">
          <text:p/>
        </draw:line>
        <draw:line draw:style-name="gr4" draw:text-style-name="P2" draw:layer="layout" svg:x1="14.97cm" svg:y1="12.43cm" svg:x2="14.97cm" svg:y2="11.16cm">
          <text:p/>
        </draw:line>
        <draw:circle draw:style-name="gr5" draw:text-style-name="P2" draw:layer="layout" svg:width="2.54cm" svg:height="2.54cm" svg:x="13.7cm" svg:y="11.16cm" draw:kind="cut" draw:start-angle="0" draw:end-angle="180">
          <text:p/>
        </draw:circle>
        <draw:frame draw:style-name="gr6" draw:text-style-name="P3" draw:layer="layout" svg:width="0.756cm" svg:height="0.641cm" svg:x="14.595cm" svg:y="10.519cm">
          <draw:text-box>
            <text:p><text:span text:style-name="T1">n</text:span></text:p>
          </draw:text-box>
        </draw:frame>
        <draw:line draw:style-name="gr3" draw:text-style-name="P2" draw:layer="layout" svg:x1="12.43cm" svg:y1="9.128cm" svg:x2="12.938cm" svg:y2="9.382cm">
          <text:p/>
        </draw:line>
        <draw:line draw:style-name="gr3" draw:text-style-name="P2" draw:layer="layout" svg:x1="12.431cm" svg:y1="9.129cm" svg:x2="12.557cm" svg:y2="9.636cm">
          <text:p/>
        </draw:line>
        <draw:line draw:style-name="gr4" draw:text-style-name="P2" draw:layer="layout" svg:x1="14.97cm" svg:y1="12.439cm" svg:x2="13.307cm" svg:y2="10.271cm">
          <text:p/>
        </draw:line>
        <draw:custom-shape draw:style-name="gr7" draw:text-style-name="P4" draw:layer="layout" svg:width="0.073cm" svg:height="0.189cm" draw:transform="rotate (-0.882089403957934) translate (12.707cm 9.3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17.383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7.51cm" svg:y1="9.001cm" svg:x2="17.51cm" svg:y2="8.747cm">
          <text:p/>
        </draw:line>
        <draw:line draw:style-name="gr3" draw:text-style-name="P2" draw:layer="layout" svg:x1="17.51cm" svg:y1="9.509cm" svg:x2="17.51cm" svg:y2="9.255cm">
          <text:p/>
        </draw:line>
        <draw:line draw:style-name="gr3" draw:text-style-name="P2" draw:layer="layout" svg:x1="17.637cm" svg:y1="9.128cm" svg:x2="17.891cm" svg:y2="9.128cm">
          <text:p/>
        </draw:line>
        <draw:line draw:style-name="gr3" draw:text-style-name="P2" draw:layer="layout" svg:x1="17.129cm" svg:y1="9.128cm" svg:x2="17.383cm" svg:y2="9.128cm">
          <text:p/>
        </draw:line>
        <draw:line draw:style-name="gr3" draw:text-style-name="P2" draw:layer="layout" svg:x1="17.256cm" svg:y1="8.874cm" svg:x2="17.383cm" svg:y2="9.001cm">
          <text:p/>
        </draw:line>
        <draw:line draw:style-name="gr3" draw:text-style-name="P2" draw:layer="layout" svg:x1="17.764cm" svg:y1="8.874cm" svg:x2="17.637cm" svg:y2="9.001cm">
          <text:p/>
        </draw:line>
        <draw:line draw:style-name="gr3" draw:text-style-name="P2" draw:layer="layout" svg:x1="17.764cm" svg:y1="9.382cm" svg:x2="17.637cm" svg:y2="9.255cm">
          <text:p/>
        </draw:line>
        <draw:line draw:style-name="gr3" draw:text-style-name="P2" draw:layer="layout" svg:x1="17.256cm" svg:y1="9.382cm" svg:x2="17.383cm" svg:y2="9.255cm">
          <text:p/>
        </draw:line>
        <draw:line draw:style-name="gr4" draw:text-style-name="P2" draw:layer="layout" svg:x1="14.97cm" svg:y1="12.43cm" svg:x2="17.124cm" svg:y2="9.636cm">
          <text:p/>
        </draw:line>
        <draw:frame draw:style-name="gr9" draw:text-style-name="P3" draw:layer="layout" svg:width="0.849cm" svg:height="0.742cm" svg:x="16.338cm" svg:y="10.371cm">
          <draw:text-box>
            <text:p><text:span text:style-name="T2">!</text:span><text:span text:style-name="T3">i</text:span></text:p>
          </draw:text-box>
        </draw:frame>
        <draw:frame draw:style-name="gr10" draw:text-style-name="P3" draw:layer="layout" svg:width="0.883cm" svg:height="0.742cm" svg:x="12.938cm" svg:y="10.672cm">
          <draw:text-box>
            <text:p><text:span text:style-name="T2">!</text:span><text:span text:style-name="T3">o</text:span></text:p>
          </draw:text-box>
        </draw:frame>
        <draw:frame draw:style-name="gr11" draw:text-style-name="P5" draw:layer="layout" svg:width="0.815cm" svg:height="0.641cm" svg:x="11.615cm" svg:y="8.868cm">
          <draw:text-box>
            <text:p><text:span text:style-name="T4">E</text:span></text:p>
          </draw:text-box>
        </draw:frame>
        <draw:frame draw:style-name="gr12" draw:text-style-name="P5" draw:layer="layout" svg:width="0.79cm" svg:height="0.641cm" svg:x="17.764cm" svg:y="8.869cm">
          <draw:text-box>
            <text:p><text:span text:style-name="T4">L</text:span></text:p>
          </draw:text-box>
        </draw:frame>
        <draw:line draw:style-name="gr3" draw:text-style-name="P2" draw:layer="layout" svg:x1="12.557cm" svg:y1="10.556cm" svg:x2="13.827cm" svg:y2="9.605cm">
          <text:p/>
        </draw:line>
        <draw:line draw:style-name="gr13" draw:text-style-name="P2" draw:layer="layout" svg:x1="13.319cm" svg:y1="10.281cm" svg:x2="12.628cm" svg:y2="9.382cm">
          <text:p/>
        </draw:line>
        <draw:frame draw:style-name="gr14" draw:text-style-name="P5" draw:layer="layout" svg:width="1.018cm" svg:height="0.742cm" svg:x="11.793cm" svg:y="10.398cm">
          <draw:text-box>
            <text:p><text:span text:style-name="T4">E</text:span><text:span text:style-name="T5">¦</text:span></text:p>
          </draw:text-box>
        </draw:frame>
        <draw:frame draw:style-name="gr11" draw:text-style-name="P5" draw:layer="layout" svg:width="0.815cm" svg:height="0.641cm" svg:x="12.885cm" svg:y="9.255cm">
          <draw:text-box>
            <text:p><text:span text:style-name="T4">d</text:span></text:p>
          </draw:text-box>
        </draw:frame>
        <draw:custom-shape draw:style-name="gr15" draw:text-style-name="P1" draw:layer="layout" svg:width="1.27cm" svg:height="1.27cm" svg:x="17.095cm" svg:y="10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4.97cm" svg:y1="12.43cm" svg:x2="16.626cm" svg:y2="11.653cm">
          <text:p/>
        </draw:line>
        <draw:custom-shape draw:style-name="gr16" draw:text-style-name="P6" draw:layer="layout" svg:width="0.254cm" svg:height="0.254cm" svg:x="14.84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0.853cm" svg:height="0.641cm" svg:x="17.294cm" svg:y="10.839cm">
          <draw:text-box>
            <text:p><text:span text:style-name="T4">D</text:span></text:p>
          </draw:text-box>
        </draw:frame>
        <draw:circle draw:style-name="gr18" draw:text-style-name="P2" draw:layer="layout" svg:width="0.755cm" svg:height="0.756cm" draw:transform="rotate (2.08689018660962) translate (17.004cm 11.939cm)" draw:kind="cut" draw:start-angle="0" draw:end-angle="180">
          <text:p/>
        </draw:circle>
        <draw:custom-shape draw:style-name="gr16" draw:text-style-name="P6" draw:layer="layout" svg:width="0.254cm" svg:height="0.254cm" svg:x="17.027cm" svg:y="11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5.292cm" svg:height="3.575cm" svg:x="12.345cm" svg:y="13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651cm" svg:height="1.651cm" svg:x="15.881cm" svg:y="14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1" draw:text-style-name="P4" draw:layer="layout" svg:width="1.651cm" svg:height="0.388cm" svg:x="15.881cm" svg:y="15.376cm" draw:kind="arc" draw:start-angle="0" draw:end-angle="180.52">
          <text:p/>
        </draw:ellipse>
        <draw:ellipse draw:style-name="gr22" draw:text-style-name="P4" draw:layer="layout" svg:width="1.651cm" svg:height="0.388cm" svg:x="15.881cm" svg:y="15.376cm" draw:kind="arc" draw:start-angle="177.02" draw:end-angle="0">
          <text:p/>
        </draw:ellipse>
        <draw:custom-shape draw:style-name="gr23" draw:text-style-name="P7" draw:layer="layout" svg:width="2.413cm" svg:height="1.87cm" draw:transform="skewX (-0.523773308523498) rotate (-0.523598775598299) translate (13.214cm 13.8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8" draw:layer="layout" svg:width="0.315cm" svg:height="0.325cm" draw:transform="skewX (-0.524471440224296) rotate (-0.523598775598299) translate (13.94cm 14.9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0.315cm" svg:height="0.325cm" draw:transform="skewX (-0.524471440224296) rotate (-0.523598775598299) translate (14.217cm 15.1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0" draw:layer="layout" svg:width="0.315cm" svg:height="0.325cm" draw:transform="skewX (-0.524471440224296) rotate (-0.523598775598299) translate (14.216cm 15.5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0.315cm" svg:height="0.325cm" draw:transform="skewX (-0.524471440224296) rotate (-0.523598775598299) translate (13.94cm 15.3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2" draw:layer="layout" svg:x1="12.817cm" svg:y1="15.428cm" svg:x2="14.087cm" svg:y2="15.252cm">
          <text:p/>
        </draw:line>
        <draw:custom-shape draw:style-name="gr8" draw:text-style-name="P1" draw:layer="layout" svg:width="0.254cm" svg:height="0.254cm" svg:x="12.452cm" svg:y="15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0.091cm" svg:height="0.125cm" svg:x="12.629cm" svg:y="1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2" draw:layer="layout" svg:x1="16.327cm" svg:y1="14.941cm" svg:x2="14.087cm" svg:y2="15.253cm">
          <text:p/>
        </draw:line>
        <draw:line draw:style-name="gr28" draw:text-style-name="P12" draw:layer="layout" svg:x1="12.82cm" svg:y1="15.454cm" svg:x2="14.342cm" svg:y2="15.394cm">
          <text:p/>
        </draw:line>
        <draw:line draw:style-name="gr30" draw:text-style-name="P12" draw:layer="layout" svg:x1="16.145cm" svg:y1="15.324cm" svg:x2="14.343cm" svg:y2="15.394cm">
          <text:p/>
        </draw:line>
        <draw:line draw:style-name="gr28" draw:text-style-name="P12" draw:layer="layout" svg:x1="12.819cm" svg:y1="15.482cm" svg:x2="14.345cm" svg:y2="15.748cm">
          <text:p/>
        </draw:line>
        <draw:line draw:style-name="gr31" draw:text-style-name="P12" draw:layer="layout" svg:x1="16.334cm" svg:y1="16.097cm" svg:x2="14.342cm" svg:y2="15.75cm">
          <text:p/>
        </draw:line>
        <draw:line draw:style-name="gr28" draw:text-style-name="P12" draw:layer="layout" svg:x1="12.827cm" svg:y1="15.482cm" svg:x2="14.081cm" svg:y2="15.612cm">
          <text:p/>
        </draw:line>
        <draw:line draw:style-name="gr31" draw:text-style-name="P12" draw:layer="layout" svg:x1="16.12cm" svg:y1="15.848cm" svg:x2="14.078cm" svg:y2="15.61cm">
          <text:p/>
        </draw:line>
        <draw:custom-shape draw:style-name="gr32" draw:text-style-name="P13" draw:layer="layout" svg:width="0.189cm" svg:height="0.189cm" svg:x="16.24cm" svg:y="14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4" draw:layer="layout" svg:width="0.189cm" svg:height="0.189cm" svg:x="16.059cm" svg:y="15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5" draw:layer="layout" svg:width="0.189cm" svg:height="0.189cm" svg:x="16.026cm" svg:y="15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draw:layer="layout" svg:width="0.189cm" svg:height="0.189cm" svg:x="16.245cm" svg:y="15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7.874cm" svg:height="2.54cm" svg:x="2.27cm" svg:y="12.30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286cm" svg:height="2.286cm" svg:x="2.397cm" svg:y="12.4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286cm" svg:height="2.286cm" svg:x="5.064cm" svg:y="12.4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286cm" svg:height="2.286cm" svg:x="7.731cm" svg:y="12.4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0.254cm" svg:height="0.254cm" svg:x="2.651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159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667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4.175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2.651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159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667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4.175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2.65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159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667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4.175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2.651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159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667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4.175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792cm" svg:y="13.1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741cm" svg:y="1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47cm" svg:y="13.7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718cm" svg:y="14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506cm" svg:y="13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26cm" svg:y="13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525cm" svg:y="12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329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305cm" svg:y="13.1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647cm" svg:y="13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777cm" svg:y="12.9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179cm" svg:y="14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38cm" svg:y="14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252cm" svg:y="13.8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877cm" svg:y="13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824cm" svg:y="13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962cm" svg:y="12.5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687cm" svg:y="13.4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477cm" svg:y="13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559cm" svg:y="13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889cm" svg:y="13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909cm" svg:y="13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749cm" svg:y="13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464cm" svg:y="13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22cm" svg:y="13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711cm" svg:y="13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9.217cm" svg:y="13.7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9.199cm" svg:y="13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9.039cm" svg:y="13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622cm" svg:y="13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565cm" svg:y="13.4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764cm" svg:y="13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398cm" svg:y="13.1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238cm" svg:y="13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156cm" svg:y="13.6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46cm" svg:y="1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895cm" svg:y="13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9.176cm" svg:y="13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52cm" svg:y="12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926cm" svg:y="13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786cm" svg:y="13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272cm" svg:y="13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9.125cm" svg:y="13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0.815cm" svg:height="0.641cm" svg:x="12.175cm" svg:y="14.745cm">
          <draw:text-box>
            <text:p><text:span text:style-name="T4">E</text:span></text:p>
          </draw:text-box>
        </draw:frame>
        <draw:frame draw:style-name="gr14" draw:text-style-name="P5" draw:layer="layout" svg:width="1.018cm" svg:height="0.742cm" svg:x="13.923cm" svg:y="13.759cm">
          <draw:text-box>
            <text:p><text:span text:style-name="T4">E</text:span><text:span text:style-name="T5">¦</text:span></text:p>
          </draw:text-box>
        </draw:frame>
        <draw:frame draw:style-name="gr17" draw:text-style-name="P5" draw:layer="layout" svg:width="0.853cm" svg:height="0.641cm" svg:x="16.409cm" svg:y="14.769cm">
          <draw:text-box>
            <text:p><text:span text:style-name="T4">D</text:span></text:p>
          </draw:text-box>
        </draw:frame>
        <draw:frame draw:style-name="gr11" draw:text-style-name="P18" draw:layer="layout" svg:width="0.815cm" svg:height="0.641cm" svg:x="13.798cm" svg:y="14.691cm">
          <draw:text-box>
            <text:p text:style-name="P17"><text:span text:style-name="T6">s</text:span><text:span text:style-name="T7">1</text:span></text:p>
          </draw:text-box>
        </draw:frame>
        <draw:frame draw:style-name="gr11" draw:text-style-name="P18" draw:layer="layout" svg:width="0.815cm" svg:height="0.641cm" svg:x="14.065cm" svg:y="14.833cm">
          <draw:text-box>
            <text:p text:style-name="P17"><text:span text:style-name="T6">s</text:span><text:span text:style-name="T7">2</text:span></text:p>
          </draw:text-box>
        </draw:frame>
        <draw:frame draw:style-name="gr11" draw:text-style-name="P18" draw:layer="layout" svg:width="0.815cm" svg:height="0.641cm" svg:x="13.945cm" svg:y="15.839cm">
          <draw:text-box>
            <text:p text:style-name="P17"><text:span text:style-name="T6">s</text:span><text:span text:style-name="T7">3</text:span></text:p>
          </draw:text-box>
        </draw:frame>
        <draw:frame draw:style-name="gr11" draw:text-style-name="P18" draw:layer="layout" svg:width="0.815cm" svg:height="0.641cm" svg:x="13.669cm" svg:y="15.666cm">
          <draw:text-box>
            <text:p text:style-name="P17"><text:span text:style-name="T6">s</text:span><text:span text:style-name="T7">4</text:span></text:p>
          </draw:text-box>
        </draw:frame>
        <draw:frame draw:style-name="gr11" draw:text-style-name="P20" draw:layer="layout" svg:width="0.815cm" svg:height="0.641cm" svg:x="2.58cm" svg:y="12.297cm">
          <draw:text-box>
            <text:p text:style-name="P19"><text:span text:style-name="T8">s</text:span><text:span text:style-name="T9">1</text:span></text:p>
          </draw:text-box>
        </draw:frame>
        <draw:frame draw:style-name="gr11" draw:text-style-name="P20" draw:layer="layout" svg:width="0.815cm" svg:height="0.641cm" svg:x="3.118cm" svg:y="12.315cm">
          <draw:text-box>
            <text:p text:style-name="P19"><text:span text:style-name="T8">s</text:span><text:span text:style-name="T9">2</text:span></text:p>
          </draw:text-box>
        </draw:frame>
        <draw:frame draw:style-name="gr11" draw:text-style-name="P22" draw:layer="layout" svg:width="0.815cm" svg:height="0.641cm" svg:x="3.674cm" svg:y="12.29cm">
          <draw:text-box>
            <text:p text:style-name="P21"><text:span text:style-name="T10">...</text:span></text:p>
          </draw:text-box>
        </draw:frame>
        <draw:frame draw:style-name="gr11" draw:text-style-name="P20" draw:layer="layout" svg:width="0.815cm" svg:height="0.641cm" svg:x="2.581cm" svg:y="12.298cm">
          <draw:text-box>
            <text:p text:style-name="P19"><text:span text:style-name="T8">s</text:span><text:span text:style-name="T9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mi101" svg:font-family="cmmi10" style:font-adornments="Regular"/>
    <style:font-face style:name="cmmi10" svg:font-family="cmmi10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5:37:06.840922853</meta:creation-date>
    <dc:date>2017-10-25T18:45:30.601111599</dc:date>
    <meta:editing-duration>PT45M29S</meta:editing-duration>
    <meta:editing-cycles>16</meta:editing-cycles>
    <meta:generator>LibreOffice/5.4.2.2.0$Linux_X86_64 LibreOffice_project/40m0$Build-2</meta:generator>
    <meta:document-statistic meta:object-count="131"/>
  </office:meta>
</office:document-meta>
</file>